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Tabelle1" style:family="table">
      <style:table-properties style:width="11.8cm" table:align="left"/>
    </style:style>
    <style:style style:name="Tabelle1.A" style:family="table-column">
      <style:table-column-properties style:column-width="4.249cm"/>
    </style:style>
    <style:style style:name="Tabelle1.B" style:family="table-column">
      <style:table-column-properties style:column-width="2.947cm"/>
    </style:style>
    <style:style style:name="Tabelle1.C" style:family="table-column">
      <style:table-column-properties style:column-width="4.604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7f8f44" officeooo:paragraph-rsid="007f8f44"/>
    </style:style>
    <style:style style:name="P2" style:family="paragraph" style:parent-style-name="Header">
      <style:text-properties fo:language="de" fo:country="DE"/>
    </style:style>
    <style:style style:name="P3" style:family="paragraph" style:parent-style-name="Footer">
      <style:paragraph-properties fo:background-color="transparent">
        <style:background-image/>
      </style:paragraph-properties>
      <style:text-properties officeooo:rsid="007f8f44" officeooo:paragraph-rsid="007f8f44"/>
    </style:style>
    <style:style style:name="P4" style:family="paragraph" style:parent-style-name="Footer">
      <style:paragraph-properties fo:text-align="end" style:justify-single-word="false"/>
      <style:text-properties fo:language="de" fo:country="DE"/>
    </style:style>
    <style:style style:name="P5" style:family="paragraph" style:parent-style-name="Standard">
      <style:text-properties fo:language="de" fo:country="DE"/>
    </style:style>
    <style:style style:name="P6" style:family="paragraph" style:parent-style-name="Standard">
      <style:paragraph-properties fo:text-align="start" style:justify-single-word="false"/>
      <style:text-properties fo:language="de" fo:country="DE"/>
    </style:style>
    <style:style style:name="P7" style:family="paragraph" style:parent-style-name="Standard">
      <style:paragraph-properties fo:text-align="center" style:justify-single-word="false"/>
      <style:text-properties fo:language="de" fo:country="DE"/>
    </style:style>
    <style:style style:name="P8" style:family="paragraph" style:parent-style-name="Standard">
      <style:paragraph-properties fo:text-align="center" style:justify-single-word="false"/>
      <style:text-properties fo:font-size="14pt" fo:language="de" fo:country="DE" style:font-size-asian="14pt" style:font-size-complex="14pt"/>
    </style:style>
    <style:style style:name="P9" style:family="paragraph" style:parent-style-name="Standard">
      <style:paragraph-properties fo:text-align="start" style:justify-single-word="false"/>
      <style:text-properties fo:font-size="14pt" fo:language="de" fo:country="DE" style:font-size-asian="14pt" style:font-size-complex="14pt"/>
    </style:style>
    <style:style style:name="P10" style:family="paragraph" style:parent-style-name="Standard">
      <style:paragraph-properties fo:text-align="start" style:justify-single-word="false"/>
      <style:text-properties fo:font-size="13pt" fo:language="de" fo:country="DE" style:font-size-asian="13pt" style:font-size-complex="13pt"/>
    </style:style>
    <style:style style:name="P11" style:family="paragraph" style:parent-style-name="Standard">
      <style:paragraph-properties fo:text-align="start" style:justify-single-word="false"/>
      <style:text-properties fo:font-size="13pt" fo:language="de" fo:country="DE" officeooo:paragraph-rsid="00102712" style:font-size-asian="13pt" style:font-size-complex="13pt"/>
    </style:style>
    <style:style style:name="P12" style:family="paragraph" style:parent-style-name="Standard">
      <style:paragraph-properties fo:text-align="start" style:justify-single-word="false"/>
      <style:text-properties fo:font-size="13pt" fo:language="de" fo:country="DE" officeooo:rsid="00102712" officeooo:paragraph-rsid="00102712" style:font-size-asian="13pt" style:font-size-complex="13pt"/>
    </style:style>
    <style:style style:name="P13" style:family="paragraph" style:parent-style-name="Text_20_body">
      <style:text-properties style:font-name="Times New Roman" fo:font-weight="normal" officeooo:rsid="0098d2c5" officeooo:paragraph-rsid="007c32ce" style:font-weight-asian="normal" style:font-weight-complex="normal"/>
    </style:style>
    <style:style style:name="P14" style:family="paragraph" style:parent-style-name="Text_20_body">
      <style:text-properties style:font-name="Times New Roman" officeooo:rsid="009a9a60" officeooo:paragraph-rsid="009a9a60"/>
    </style:style>
    <style:style style:name="P15" style:family="paragraph" style:parent-style-name="Text_20_body">
      <style:text-properties style:font-name="Times New Roman" officeooo:rsid="009c3ea2" officeooo:paragraph-rsid="009c3ea2"/>
    </style:style>
    <style:style style:name="P16" style:family="paragraph" style:parent-style-name="Text_20_body">
      <style:text-properties style:font-name="Times New Roman" officeooo:rsid="009d5d28" officeooo:paragraph-rsid="009d5d28"/>
    </style:style>
    <style:style style:name="P17" style:family="paragraph" style:parent-style-name="Text_20_body">
      <style:text-properties style:font-name="Times New Roman" officeooo:rsid="009f0bcc" officeooo:paragraph-rsid="009f0bcc"/>
    </style:style>
    <style:style style:name="P18" style:family="paragraph" style:parent-style-name="Text_20_body">
      <style:text-properties style:font-name="Times New Roman" officeooo:rsid="009fdce5" officeooo:paragraph-rsid="009fdce5"/>
    </style:style>
    <style:style style:name="P19" style:family="paragraph" style:parent-style-name="Text_20_body">
      <style:paragraph-properties fo:text-align="start" style:justify-single-word="false"/>
      <style:text-properties style:font-name="Times New Roman" officeooo:rsid="009fdce5" officeooo:paragraph-rsid="009fdce5"/>
    </style:style>
    <style:style style:name="P20" style:family="paragraph" style:parent-style-name="Text_20_body">
      <style:paragraph-properties fo:text-align="center" style:justify-single-word="false"/>
      <style:text-properties style:font-name="Times New Roman" officeooo:rsid="009fdce5" officeooo:paragraph-rsid="009fdce5"/>
    </style:style>
    <style:style style:name="P21" style:family="paragraph" style:parent-style-name="Text_20_body">
      <style:text-properties style:font-name="Times New Roman" officeooo:rsid="00a3df40" officeooo:paragraph-rsid="009c3ea2"/>
    </style:style>
    <style:style style:name="P22" style:family="paragraph" style:parent-style-name="Text_20_body">
      <style:text-properties style:font-name="Times New Roman" officeooo:rsid="00a3df40" officeooo:paragraph-rsid="00a3df40"/>
    </style:style>
    <style:style style:name="P23" style:family="paragraph" style:parent-style-name="Text_20_body">
      <style:text-properties style:font-name="Times New Roman" officeooo:rsid="00a44464" officeooo:paragraph-rsid="00a44464"/>
    </style:style>
    <style:style style:name="P24" style:family="paragraph" style:parent-style-name="Text_20_body">
      <style:text-properties style:font-name="Times New Roman" officeooo:rsid="00a5b3f0" officeooo:paragraph-rsid="00a5b3f0"/>
    </style:style>
    <style:style style:name="P25" style:family="paragraph" style:parent-style-name="Table_20_Contents">
      <style:paragraph-properties fo:text-align="center" style:justify-single-word="false"/>
      <style:text-properties style:font-name="Times New Roman" officeooo:rsid="009fdce5" officeooo:paragraph-rsid="009fdce5"/>
    </style:style>
    <style:style style:name="P26" style:family="paragraph" style:parent-style-name="Table_20_Contents">
      <style:paragraph-properties fo:text-align="center" style:justify-single-word="false"/>
      <style:text-properties style:font-name="Times New Roman" officeooo:rsid="00a5b3f0" officeooo:paragraph-rsid="00a5b3f0"/>
    </style:style>
    <style:style style:name="P27" style:family="paragraph" style:parent-style-name="Table_20_Contents">
      <style:paragraph-properties fo:text-align="center" style:justify-single-word="false"/>
      <style:text-properties style:font-name="Times New Roman" fo:font-weight="bold" officeooo:rsid="00a5b3f0" officeooo:paragraph-rsid="00a5b3f0" style:font-weight-asian="bold" style:font-weight-complex="bold"/>
    </style:style>
    <style:style style:name="P28" style:family="paragraph" style:parent-style-name="Standard" style:master-page-name="First_20_Page">
      <style:paragraph-properties style:page-number="auto"/>
      <style:text-properties fo:language="de" fo:country="DE"/>
    </style:style>
    <style:style style:name="P29" style:family="paragraph" style:parent-style-name="Text_20_body">
      <style:text-properties style:font-name="Times New Roman" officeooo:rsid="009c3ea2" officeooo:paragraph-rsid="00a3df40"/>
    </style:style>
    <style:style style:name="P30" style:family="paragraph" style:parent-style-name="Text_20_body" style:list-style-name="L1">
      <style:text-properties style:font-name="Times New Roman" officeooo:rsid="00a3df40" officeooo:paragraph-rsid="00a3df40"/>
    </style:style>
    <style:style style:name="P31" style:family="paragraph" style:parent-style-name="Text_20_body">
      <style:text-properties style:font-name="Times New Roman" officeooo:rsid="00a3df40" officeooo:paragraph-rsid="00a3df40"/>
    </style:style>
    <style:style style:name="P32" style:family="paragraph" style:parent-style-name="Text_20_body" style:list-style-name="L2">
      <style:text-properties style:font-name="Times New Roman" officeooo:rsid="009d5d28" officeooo:paragraph-rsid="009d5d28"/>
    </style:style>
    <style:style style:name="P33" style:family="paragraph" style:parent-style-name="Text_20_body" style:list-style-name="L1">
      <style:text-properties officeooo:paragraph-rsid="00a3df40"/>
    </style:style>
    <style:style style:name="P34" style:family="paragraph" style:parent-style-name="Text_20_body">
      <style:text-properties style:use-window-font-color="true" style:font-name="Lucida Console" fo:font-size="11pt" officeooo:rsid="00a3df40" officeooo:paragraph-rsid="00a3df40" fo:background-color="transparent" style:font-size-asian="11pt" style:font-size-complex="11pt"/>
    </style:style>
    <style:style style:name="P35" style:family="paragraph" style:parent-style-name="Text_20_body">
      <style:text-properties officeooo:rsid="00a7d93d" officeooo:paragraph-rsid="00a7d93d"/>
    </style:style>
    <style:style style:name="P36" style:family="paragraph" style:parent-style-name="Heading_20_1">
      <style:text-properties style:font-name="Times New Roman"/>
    </style:style>
    <style:style style:name="P37" style:family="paragraph" style:parent-style-name="Heading_20_1">
      <style:text-properties style:font-name="Times New Roman" officeooo:rsid="009a9a60" officeooo:paragraph-rsid="009a9a60"/>
    </style:style>
    <style:style style:name="P38" style:family="paragraph" style:parent-style-name="Heading_20_1">
      <style:text-properties style:font-name="Times New Roman" officeooo:rsid="009c3ea2" officeooo:paragraph-rsid="009c3ea2"/>
    </style:style>
    <style:style style:name="P39" style:family="paragraph" style:parent-style-name="Heading_20_1">
      <style:paragraph-properties fo:break-before="page"/>
      <style:text-properties style:font-name="Times New Roman" officeooo:rsid="0072701b" officeooo:paragraph-rsid="007c32ce"/>
    </style:style>
    <style:style style:name="T1" style:family="text">
      <style:text-properties fo:background-color="transparent" loext:char-shading-value="0"/>
    </style:style>
    <style:style style:name="T2" style:family="text">
      <style:text-properties officeooo:rsid="008d5d1f"/>
    </style:style>
    <style:style style:name="T3" style:family="text">
      <style:text-properties officeooo:rsid="0011438e"/>
    </style:style>
    <style:style style:name="T4" style:family="text">
      <style:text-properties officeooo:rsid="00169f6b"/>
    </style:style>
    <style:style style:name="T5" style:family="text">
      <style:text-properties officeooo:rsid="001e9cc8"/>
    </style:style>
    <style:style style:name="T6" style:family="text">
      <style:text-properties officeooo:rsid="00102712"/>
    </style:style>
    <style:style style:name="T7" style:family="text">
      <style:text-properties officeooo:rsid="0098d2c5"/>
    </style:style>
    <style:style style:name="T8" style:family="text">
      <style:text-properties officeooo:rsid="009c3ea2"/>
    </style:style>
    <style:style style:name="T9" style:family="text">
      <style:text-properties style:font-name="Times New Roman" officeooo:rsid="00a3df40"/>
    </style:style>
    <style:style style:name="T10" style:family="text">
      <style:text-properties officeooo:rsid="009fdce5"/>
    </style:style>
    <style:style style:name="T11" style:family="text">
      <style:text-properties officeooo:rsid="00a1dcc8"/>
    </style:style>
    <style:style style:name="T12" style:family="text">
      <style:text-properties officeooo:rsid="00a5b3f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5"/>
      <text:p text:style-name="P5"/>
      <text:p text:style-name="P5"/>
      <text:p text:style-name="P5"/>
      <text:p text:style-name="P5"/>
      <text:p text:style-name="Title">Abgabe zu Übungsblatt <text:span text:style-name="T7">5</text:span></text:p>
      <text:p text:style-name="P7"><text:s/></text:p>
      <text:p text:style-name="P8"/>
      <text:p text:style-name="P8"/>
      <text:p text:style-name="P8"/>
      <text:p text:style-name="Subtitle">Rechnerarchitektur und Eingebettete Systeme</text:p>
      <text:p text:style-name="P8"/>
      <text:p text:style-name="P8"/>
      <text:p text:style-name="P8"/>
      <text:p text:style-name="P8"/>
      <text:p text:style-name="P8"/>
      <text:p text:style-name="P9"/>
      <text:p text:style-name="P10"><text:span text:style-name="T6">Abgabedatum</text:span>:<text:tab/><text:tab/><text:tab/><text:span text:style-name="T7">14.01.2016</text:span></text:p>
      <text:p text:style-name="P10"/>
      <text:p text:style-name="P10">Semester:<text:tab/><text:tab/><text:tab/><text:tab/><text:span text:style-name="T6">Wintersemester </text:span>201<text:span text:style-name="T6">5/16</text:span></text:p>
      <text:p text:style-name="P10"/>
      <text:p text:style-name="P11">Beteiligte:<text:tab/><text:tab/><text:tab/><text:tab/><text:span text:style-name="T6">296118</text:span> <text:span text:style-name="T6">Stefan Fuhrmann</text:span> – <text:span text:style-name="T6">Techn.Inf. HS Bremen</text:span></text:p>
      <text:p text:style-name="P11"><text:tab/><text:tab/><text:tab/><text:tab/><text:tab/>325585 Steffen Christiansen <text:s/>– <text:span text:style-name="T6">Techn.Inf. HS Bremen</text:span></text:p>
      <text:p text:style-name="P11"><text:tab/><text:tab/><text:tab/><text:tab/><text:tab/><text:span text:style-name="T6">4140709</text:span> <text:span text:style-name="T6">Daniel Tauritis</text:span> <text:s/>– <text:span text:style-name="T6">Inf. Uni Bremen</text:span></text:p>
      <text:p text:style-name="P11"/>
      <text:p text:style-name="P12">Gruppennummer:<text:tab/><text:tab/><text:tab/>1</text:p>
      <text:p text:style-name="P10"/>
      <text:p text:style-name="P10">Laborleitung /-Betreuung:<text:tab/><text:span text:style-name="T6">Oliver Keszöcze</text:span></text:p>
      <text:p text:style-name="P6"/>
      <text:p text:style-name="P5"/>
      <text:h text:style-name="P39" text:outline-level="1">Aufgabe 1</text:h>
      <text:p text:style-name="P13"/>
      <text:h text:style-name="P37" text:outline-level="1"><text:span text:style-name="T8">p</text:span>aketBuffer.cpp &amp; <text:span text:style-name="T8">p</text:span>aketBuffer.h</text:h>
      <text:p text:style-name="P14">Diese Funktion wird in den meisten Modulen verwendet, um Pakete zwischenzuspeichern und zu einem anderen Zeitpunkt zu verarbeiten.</text:p>
      <text:p text:style-name="P14">Die Klasse module.cpp nutzt beispielsweise PaketBuffer, um gesendete Pakete zwischenzuspeichern und um diese ggf. neu zu versenden, falls keine rechtzeitige Empfangs-Bestätigung eintrifft.</text:p>
      <text:p text:style-name="P14">Anmerkung:</text:p>
      <text:p text:style-name="P14">Uns ist bewusst, dass das (englische) Wort „packet“ in unserer Abgabe als „paket“ geschrieben wird. Da die Bedeutung des Begriffes aber dennoch eindeutig war, haben wir auf eine Refaktorierung verzichtet.</text:p>
      <text:p text:style-name="P14"/>
      <text:h text:style-name="P37" text:outline-level="1">RAuES_U5.cpp</text:h>
      <text:p text:style-name="P15"><text:s/>RAuES_U5.cpp In dieser Klasse wird das Programm gestartet, und die einzelnen Router-Objekte werden erzeugt. Jedes Router-Objekt verfügt über ein Modul-Objekt, welches RAM, Gaetway, Cache oder Compute sein kann. Diese Module erben von der abstrakten Klasse "module", welches die Kommunikationsschnittstelle zum Router-Objekt darstellt. <text:s/></text:p>
      <text:p text:style-name="P15">Die Router-Objekte tauschen untereinander Objekte der Klasse "Paket" aus, diese beinhalten die Bildinformationen die initial im RAM gespeichert sind. Der RAM enthält dabei die Speicherelemente des alten Bildes und zusätzlich des (neu) zu entstehenden Bildes. <text:s/>Die Speicherelemente des neuen Bildes werden während des Programmdurchlaufes durch die Compute-Module mit Informationen gefüllt. <text:s/></text:p>
      <text:p text:style-name="P15">Der Programmablauf wird über das Gateway-Modul gestartet, welches immer mit dem letzten Element des Router-Objekt-Arrays verbunden ist. [Bei einem 8x8 Array das Element an Stelle [7][7]. <text:s/></text:p>
      <text:p text:style-name="P15">Das Erste Router-Objekt an Array-Position [0][0] ist immer das Router-Objekt, das mit dem RAM-Modul verbunden ist. Das RAM-Modul verfügt über zwei getrennte Speicherbänke, eine Speicherbank für das Originalbild und eine Speicherbank für das neu berechnete Bild. Wenn das Programm gestartet wird, erhält das RAM-Modul vom Gateway-Modul ein Paket mit dem OPCODE [rfi] (readfile) wodurch über die Klasse 'pgm' das betreffende Bild in das RAM eingelesen wird. </text:p>
      <text:p text:style-name="P15">Wenn Caches umgesetzt werden, erhält der Router als Informationsquelle in seinem Routing-Table nicht die Adresse des RAM-Moduls, sondern die Adresse des nächstgelegenen Caches. Es ist Aufgabe des Caches, die Informationen aus dem RAM zu erhalten und im eigenen Speicher vorzuhalten.bgeschlossen ist, sendet das RAM-Modul eine Bestätiung über den Abschluss des Prozesses mit dem OPCODE [rff] (readfilefinished). </text:p>
      <text:p text:style-name="P15"><text:s/>Anschließend beginnt das Gateway-Modul mit der Berechnung. <text:s/>Das Gateway-Modul steuert dabei die einzelnen Compute-Module und teilt ihnen mit, welchen Pixel sie als nächstes berechnen sollen. <text:soft-page-break/>Dabei sind dem Gateway-Modul alle Adressen (der Compute-Module bekannt, sodass der Execute Befehl direkt an das betreffende Compute-Modul gesendet werden kann. <text:s/></text:p>
      <text:p text:style-name="P15">Sobald das Compute-Modul den Execute-Befehl erhalten hat, fängt dieses damit an, die betreffenden Informationen über die Nachbarpixel aus den am nächsten Cache abzufragen. <text:s/></text:p>
      <text:p text:style-name="P15">Wenn der Cache nicht über den entsprechenden Pixel verfügt, wird dieser aus dem RAM in den Cache nachgeladen. Hierbei wird die einfache Verdrängungsstrategie FIFO angewendet. <text:s/></text:p>
      <text:p text:style-name="P15">Befindet sich der entsprechende Pixel im Cache, wird dieser an das Compute-Modul gesendet. </text:p>
      <text:p text:style-name="P15">Wenn alle Informationen zur Verfügung stehen, wird die Berechnung durchgeführt und der neu entstandene Pixel an den RAM gesendet. <text:s/></text:p>
      <text:p text:style-name="P15">Gleichzeitig wird eine Meldung an das Gateway gesendet, dass die Berechnung abgeschlossen wurde und eine neuer Execute-Befehl empfangen werden kann. <text:s/></text:p>
      <text:p text:style-name="P15">Wenn alle Berechnungen durchgeführt wurden sendet das Gateway-Modul ein Paket mit dem OPCODE [wfi] (writefile) an das RAM-Modul. <text:s/></text:p>
      <text:p text:style-name="P15">Daraufhin schreibt das RAM-MODUL den Inhalt der zweiten Speicherbank über die Klasse 'pgm' in eine Datei mit dem Namen 'noc.pgm'. Wenn dieser Vorgang abgeschlossen ist, sendet das RAM-Modul ein Paket mit dem OPCODE [wff] (writefilefinished) an das Getway-Modul, woraufhin der Programmablauf beendet wird. <text:s/></text:p>
      <text:p text:style-name="P15">Generell wird bei jedem Kommunikationsvorgang eine Empfangsbestätigung gesendet, da wir in dieser Lösung mit Sende- und Empfangsbuffer arbeiten. <text:s/></text:p>
      <text:p text:style-name="P15">Die entsprechenden Pakete werden erst aus den SendeBuffern gelöscht, wenn die Empfangsbestätigung eingetroffen ist. So kann garantiert werden, dass keine Pakete verloren gehen.</text:p>
      <text:h text:style-name="P36" text:outline-level="1"><text:span text:style-name="T8">c</text:span>ache.cpp &amp; <text:span text:style-name="T8">c</text:span>ache.h</text:h>
      <text:p text:style-name="P15">Erbt von module.cpp</text:p>
      <text:p text:style-name="P15">Der Cache hat die Aufgabe Pixel lokal abzuspeichern und diese den Compute-Modulen zur Verfügung zu stellen. Dabei speichert er die bekannten Pixel in einer FIFO-Queue. Die FIFO-Queue wird mit pusch() und pop() Befehlen bedient. Dabei besteht sie aus einem selbst erstellten Datentyp namens Pixel, der die X- bzw. Y-Position und den Color Wert speichern kann.</text:p>
      <text:p text:style-name="P15">Wenn eine Anfrage eines Compute-Moduls eingeht, wird die gesamte Queue nach den entsprechenden X-Pos bzw. Y-Pos durchsucht und sollte dieser Pixel gefunden werden, wird er dem Compute-Modul zugestellt. Wenn der Pixel nicht gefunden wird, stellt das Cache-Modul eine Anfrage an das RAM-Modul um den Pixel zu beziehen.</text:p>
      <text:p text:style-name="P15">Das dieses einholen eines Pixels aus dem RAM sehr lange dauern kann, muss die Anfrage des Compute-Moduls in einer REQUEST-Queue zwischengespeichert werden. Diese Reqeust Queue wird bei jedem Takt durchlaufen und [jetzt] bekannte Pixel werden den wartenden zugestellt. Anschließend wird der Eintrag aus der Queue entfernt.</text:p>
      <text:p text:style-name="P15">Wenn eine angefragte Information aus dem RAM eintrifft, wird sie direkt in die FIFO-Queue geschrieben.</text:p>
      <text:p text:style-name="P15"/>
      <text:p text:style-name="P15"/>
      <text:p text:style-name="P15"/>
      <text:h text:style-name="P38" text:outline-level="1"><text:soft-page-break/>compute.cpp &amp; compute.h</text:h>
      <text:p text:style-name="P29">Erbt von module.</text:p>
      <text:p text:style-name="P17">In diesem Modul wird der Bildbearbeitungsalgorithmus zum Neuberechnen einzelner Pixel <text:span text:style-name="T10">anhand einer Matrix</text:span> implementiert. </text:p>
      <text:p text:style-name="P17">Wird an das Modul <text:span text:style-name="T10">eine Anfrage der Neuberechnung eines Pixels gesendet, so muss zunächst die Maximal- und Minimalhöhe des Bildes im RAM bestimmt werden. Zu diesem Zweck wird eine Anfrage an den RAM gestellt, auf dessen Antwort gewartet werden muss. Wenn die Dimensionen des Bildes bekannt Sinn, kann die eigentliche Berechnung durchgeführt werden.</text:span></text:p>
      <text:p text:style-name="P17"><text:s/><text:span text:style-name="T10">Als Nächstes muss die in der Aufgabenstellung gegebene Formel auf den gewünschten Pixel und die ihn umgebenden Pixel angewendet werden. Hierfür muss die Größe des Ursprungsbildes bekannt sein, da Pixel am Rande des Bildes die Farbwerte am anderen Bildrand anfordern. Das heißt beispielsweise, dass eine Anfrage des Pixels (-1,1) der Anfrage (Bildbreite, 1) gleicht.</text:span></text:p>
      <text:p text:style-name="P18">In der Formel werden pro Verarbeitungsschritt 2 Additionen, 2 Subtraktionen, 1 Multiplikation und 2 Divisionen durchgeführt. Zusätzlich muss das Ergebnis jedes Schrittes zum vorherigen Ergebnis addiert werden, wofür <text:span text:style-name="T12">1 weitere Addition erforderlich ist.</text:span></text:p>
      <text:p text:style-name="P24">Wir berechnen für jede dieser Operationen 1 Zyklus (wie in der Aufgabenstellung vorgegeben).</text:p>
      <text:p text:style-name="P19">Wir schätzen die benötigten Clock-Zyklen für einen Schritt wie folgt:</text:p>
      <table:table table:name="Tabelle1" table:style-name="Tabelle1">
        <table:table-column table:style-name="Tabelle1.A"/>
        <table:table-column table:style-name="Tabelle1.B"/>
        <table:table-column table:style-name="Tabelle1.C"/>
        <table:table-row>
          <table:table-cell table:style-name="Tabelle1.A1" office:value-type="string">
            <text:p text:style-name="P25">Arithm. Operation</text:p>
          </table:table-cell>
          <table:table-cell table:style-name="Tabelle1.A1" office:value-type="string">
            <text:p text:style-name="P26">Zyklen / Schritt</text:p>
          </table:table-cell>
          <table:table-cell table:style-name="Tabelle1.C1" office:value-type="string">
            <text:p text:style-name="P26">Gesamtzyklen</text:p>
          </table:table-cell>
        </table:table-row>
        <table:table-row>
          <table:table-cell table:style-name="Tabelle1.A2" office:value-type="string">
            <text:p text:style-name="P26">Addition</text:p>
          </table:table-cell>
          <table:table-cell table:style-name="Tabelle1.A2" office:value-type="string">
            <text:p text:style-name="P26">3</text:p>
          </table:table-cell>
          <table:table-cell table:style-name="Tabelle1.C2" office:value-type="string">
            <text:p text:style-name="P26">3*9 = 27</text:p>
          </table:table-cell>
        </table:table-row>
        <table:table-row>
          <table:table-cell table:style-name="Tabelle1.A2" office:value-type="string">
            <text:p text:style-name="P25">Subtraktion</text:p>
          </table:table-cell>
          <table:table-cell table:style-name="Tabelle1.A2" office:value-type="string">
            <text:p text:style-name="P25">2</text:p>
          </table:table-cell>
          <table:table-cell table:style-name="Tabelle1.C2" office:value-type="string">
            <text:p text:style-name="P25">2*<text:span text:style-name="T12">9 = 18</text:span></text:p>
          </table:table-cell>
        </table:table-row>
        <table:table-row>
          <table:table-cell table:style-name="Tabelle1.A2" office:value-type="string">
            <text:p text:style-name="P25">Multiplikation</text:p>
          </table:table-cell>
          <table:table-cell table:style-name="Tabelle1.A2" office:value-type="string">
            <text:p text:style-name="P25">1</text:p>
          </table:table-cell>
          <table:table-cell table:style-name="Tabelle1.C2" office:value-type="string">
            <text:p text:style-name="P25">3*<text:span text:style-name="T12">9 = 27</text:span></text:p>
          </table:table-cell>
        </table:table-row>
        <table:table-row>
          <table:table-cell table:style-name="Tabelle1.A2" office:value-type="string">
            <text:p text:style-name="P25">Division</text:p>
          </table:table-cell>
          <table:table-cell table:style-name="Tabelle1.A2" office:value-type="string">
            <text:p text:style-name="P25">2</text:p>
          </table:table-cell>
          <table:table-cell table:style-name="Tabelle1.C2" office:value-type="string">
            <text:p text:style-name="P26">2*9 = 18</text:p>
          </table:table-cell>
        </table:table-row>
        <table:table-row>
          <table:table-cell table:style-name="Tabelle1.A2" office:value-type="string">
            <text:p text:style-name="P25">Alle</text:p>
          </table:table-cell>
          <table:table-cell table:style-name="Tabelle1.A2" office:value-type="string">
            <text:p text:style-name="P27">8</text:p>
          </table:table-cell>
          <table:table-cell table:style-name="Tabelle1.C2" office:value-type="string">
            <text:p text:style-name="P27">8*9 = 72</text:p>
          </table:table-cell>
        </table:table-row>
      </table:table>
      <text:p text:style-name="P20"/>
      <text:p text:style-name="P19">Daher führen wir ein wait()-Statement <text:span text:style-name="T12">der Länge 8</text:span> für jeden der 9 Verarbeitungsschritte aus.</text:p>
      <text:p text:style-name="P19">Bei der Ausgabe <text:span text:style-name="T11">runden wir das Ergebnis ab / bzw. auf, um es in den Bereich von 0 bis 255 zu bringen, in dem Pixelfarben beschrieben werden.</text:span></text:p>
      <text:p text:style-name="P18"/>
      <text:h text:style-name="P38" text:outline-level="1">gateway.cpp &amp; gateway.h</text:h>
      <text:p text:style-name="P22">Erbt von module.</text:p>
      <text:p text:style-name="P22">Das Gateway-Modul steuert die Compute-Module und verteilt die Berechnungen auf sie. Außerdem startet es die Berechnung und beendert das Programm, wenn die Berechnung abgeschlossen ist.</text:p>
      <text:p text:style-name="P22">Das Gateway Modul sendet beim Programmstart ein Paket mit dem Inhalt OPCODE = [rfi] an das RAM Modul, woraufhin das RAM das externe Bild einliest und lokal speichert. Anschließend [neben den Empfangsbestätigungen] erhält der Gateway eine Benachrichtigung vom RAM-Modul OPCODE = [rff], dass der einleseprozess beendet ist.</text:p>
      <text:p text:style-name="P22">Um die Berechnungen zu starten, muss der Gateway wissen, welche Berechnungen durchgeführt werden müssen und erhält diese Information ebenfalls vom RAM. Er sendet ein Paket mit dem <text:soft-page-break/>Inhalt OPCODE = [nxt] am das RAM-Modul.</text:p>
      <text:p text:style-name="P22">Der RAM untersucht daraufhin im Bildspeicher, welche Pixel bereits bearbeitet wurden und sendet die Koordinaten des nächsten nicht bearbeiteteten Pixels an das Gateway mit dem Inhalt OPCODE = [nxa]. sollten in diesem Fall alle Pixel bereits berechnet sein, sendet das RAM-Modul ein Paket mit dem Inhalt OPCODE = [end]. Daraufhin werden keine neuen Berechnungsanfragen mehr an das RAM-Modul gestellt.</text:p>
      <text:p text:style-name="P22">In einem internen Speicher hält das Gateway immer eine definierte Anzahl an zu berechnenden Pixeln vor, damit bei Abschluss einer Berechnung Zeit eingespart werden kann und das Compute-Modul direkt mit dem nächsten Auftrag beginnen kann. Wenn ein Berechnungsauftrag erteilt wird, wird dies in diesem Speicher markiert und der Auftrag wird erst nach Abschluss der Berechnung gelöscht. Der Speicher sollte also mindestens doppelt so grpß sein, wie die Anzahl der Compute-Module.</text:p>
      <text:p text:style-name="P22">Das Gateway-Modul hat eine Liste der Compute-Module mit Adresse und Zustand der einzelnen Compute-Module. Initial sind alle Compute-Module im Zustand "free". Wenn der Gateway ihnen einen Berechnungsauftrag erteilt, mit dem Inahlt OPCODE = [exe] wechseln sie in den Zustand "busy". Wenn der Gateway das fertig berechnete Paket erhält mit dem Inhalt OPCODE = [fin], wird wieder in den Zustand "free" gewechselt. Somit kann der Gateway dem compute-Modul den nächsten Berechnungsauftrag zuweisen.</text:p>
      <text:p text:style-name="P22">Wenn die Liste der zu berechnenden Pixel leer ist und ein Flag gesetzt ist, das signalisiert, dass mindestens eine Berechnung durchgeführt wurde (ein berechneter Pixel wurde erhalten) sind alle Pixel berechnet und das Gateway-Modul kann das Rückschreiben des Bildes auf die Festplatte anstoßen.</text:p>
      <text:p text:style-name="P22">Dazu sendet es ein Paket mit dem Inhalt OPCODE = [wfi] an das RAM-Modul, welches dann beginnt, den Inhalt der zweiten Speicherbank auf die Festplatte zu schreiben. Im weiteren Verlauf, wartet das Gateway-Modul auf eine Bestätigung des RAM-Moduls, dass das schrieben abgeschlossen ist, mit dem Inhalt OPCODE = [wff].</text:p>
      <text:p text:style-name="P21">Wenn der Schreibvorgang abgeschlossen ist, werden alle internen Speicherelemente neu initialisiert und das Programm wird beendet. </text:p>
      <text:h text:style-name="P38" text:outline-level="1">Module.cpp &amp; module.h</text:h>
      <text:p text:style-name="P22">Die Klasse "module" stellt eine abstrakte Klasse dar, die die Methoden zur Kommunikation für Gateway, RAM, Cache und Compute Klassen bereitstellt. Die genannten Klassen erben von der Klasse "module" um ebenfalls über die Methoden zu verfügen.</text:p>
      <text:p text:style-name="P22">Ein Modul kann:</text:p>
      <text:list xml:id="list3266604304061863074" text:style-name="L1">
        <text:list-item>
          <text:p text:style-name="P30">Ein Paket empfangen</text:p>
        </text:list-item>
        <text:list-item>
          <text:p text:style-name="P30">Zu sendende Pakete im Sendebuffer vorhalten</text:p>
        </text:list-item>
        <text:list-item>
          <text:p text:style-name="P30">Ein Paket aus dem Sendebuffer senden und mit einem sent Flag (gesendet Flag) markieren</text:p>
        </text:list-item>
        <text:list-item>
          <text:p text:style-name="P30">Auf die Empfangsbestätigung eines gesendeten Paketes warten. </text:p>
          <text:list>
            <text:list-item>
              <text:p text:style-name="P33"><text:span text:style-name="T9">Wenn nach 100 Zyklen keine Empfangsbesätigung eigetroffen ist, das Paket erneut senden. <text:s text:c="3"/>(nach 15 Taktzyklen kann jedes Paket theoretisch zugestellt werden und die Empfangsbestätigung anliegen, <text:s text:c="3"/>durch die verschidenen Sende- und Empfangsbuffer muss hier allerdings eine größere Zeit gewählt werden!) <text:s text:c="3"/>Sobald die </text:span><text:soft-page-break/><text:span text:style-name="T9">Empfangsbestätigung eingetroffen ist, wird das betreffende Sendepaket gelöscht. </text:span></text:p>
            </text:list-item>
          </text:list>
        </text:list-item>
        <text:list-item>
          <text:p text:style-name="P30">Aufgrund einer ID-Liste bereits empfangener Pakete entscheiden, ob das betreffende Paket bereits empfangen wurde. <text:s text:c="3"/>In diesem Fall wird das empfagenene Paket verworfen (Falls eine Empfangsbestätigung auf dem Übertragungsweg <text:s text:c="3"/>verloren gegangen ist).</text:p>
        </text:list-item>
      </text:list>
      <text:h text:style-name="P38" text:outline-level="1">paket.h</text:h>
      <text:p text:style-name="P15">Ein Paket dient als eine Kommunikationseinheit zwischen den einzelnen Routern bzw. Modulen und beinhaltet dabei neben Statusinformationen [ID; OPCODE; SENDER; RECEIVER; PAYLOAD] ggf. auch einen Bildwert für einen Pixel.</text:p>
      <text:p text:style-name="P15">Bei dem Payload handelt es sich hier laut Aufgabenstellung um einen Pixel. Jeder Pixel verfügt über eine X- bzw. Y Position auf dem Bild sowie einen Wert, der die Farbgebung des Pixels beschreibt.</text:p>
      <text:p text:style-name="P15">Für den Payload wird also ein Datentyp namens pixel erstellt pixel = [xpos(int)][ypos(int)][Color(byte)]</text:p>
      <text:p text:style-name="P15">Jeder Pixel kann einen Wert zwischen 0 und 255 annehmen. Es gibt hierbei keine Über- oder Unterläufe. Dies bedeutet, dass 255 + 1 = 255 ist und 0 - 1 = 0 ist.</text:p>
      <text:p text:style-name="P15">Ein Paket hat immer einen Senderouter [sender] und einen Empfangsrouter [receiver], damit die Pakete adressiert werden können. Die Adresse ergibt sich aus der horizontalen x und vertikalen y position im noc. x wird durch die untersten 4 Bit(LSB, 0-3), und y durch die obersten 4 Bit (MSB, 4-7) dargestellt.</text:p>
      <text:p text:style-name="P15"><text:s/>Ein Paket kann dabei in unterschiedlichen Varianten genutzt werden [OPCODE]:</text:p>
      <text:list xml:id="list2874495847017486032" text:style-name="L2">
        <text:list-item>
          <text:p text:style-name="P32">Leeres Paket 0x00</text:p>
        </text:list-item>
        <text:list-item>
          <text:p text:style-name="P32">Als Berechnungsauftrag des Gateway-Moduls für ein Compute-Modul [exe] 0x01</text:p>
        </text:list-item>
        <text:list-item>
          <text:p text:style-name="P32">Als Bestätigung des Compute-Moduls, dass die Berechnung durchgeführt wurde an das Gateway-Modul [fin] 0x02</text:p>
        </text:list-item>
        <text:list-item>
          <text:p text:style-name="P32">Als Empfangsanfrage für ein Paket vom Compute-Modul an den Cache [c_req] (Cache-request) 0x03</text:p>
        </text:list-item>
        <text:list-item>
          <text:p text:style-name="P32">Als Empfangsanfrage für ein Paket vom Cache-Modul an das RAM-Modul [r_req] (RAM-request) 0x04</text:p>
        </text:list-item>
        <text:list-item>
          <text:p text:style-name="P32">Als Empfangsbestätigung für ein Paket mit der betreffenden Paket-ID [ack] (acknowledge) 0x05</text:p>
        </text:list-item>
        <text:list-item>
          <text:p text:style-name="P32">Als Informationsträger aufgrund einer Empfangsanfrage an den Cache-Modul vom Compute-Modul <text:s/>[ic_pay] 0x06</text:p>
        </text:list-item>
        <text:list-item>
          <text:p text:style-name="P32">Als Informationsträger aufgrund einer Empfangsanfrage an das RAM-Modul vom Cache-Modul [ir_pay] 0x07</text:p>
        </text:list-item>
        <text:list-item>
          <text:p text:style-name="P32">Als Ergebnis einer Berechnung des Compute-Moduls an das Gateway-Modul [o_pay] 0x08</text:p>
        </text:list-item>
        <text:list-item>
          <text:p text:style-name="P32">Als Aufforderung des Gateway-Moduls an das RAM-Modul den Inhalt der Bilddatei einzulesen [rfi] 0x09</text:p>
        </text:list-item>
        <text:list-item>
          <text:p text:style-name="P32">Als Information, des RAM-Moduls, an das Gateway-Modul, das das einlesen beendet ist [rff] 0x0A</text:p>
        </text:list-item>
        <text:list-item>
          <text:p text:style-name="P32"><text:soft-page-break/>Als Aufforderung des Gateway-Moduls an das RAM-Modul den Inhalt der zweiten Speicherbank <text:s text:c="4"/>in die Datei 'noc.pgm' zu schreiben [wfi] 0x0B</text:p>
        </text:list-item>
        <text:list-item>
          <text:p text:style-name="P32">Als Information, des RAM-Moduls, an das Gateway-Modul, das das schreiben beendet ist [wff] 0x0C</text:p>
        </text:list-item>
        <text:list-item>
          <text:p text:style-name="P32">Als Aufforderung des Gateway-Moduls an das RAM-Modul die Information über den nächsten zu bearbeitenden <text:s text:c="4"/>Pixel zu senden [nxt) 0x0D</text:p>
        </text:list-item>
        <text:list-item>
          <text:p text:style-name="P32">Als Paket des RAM-Moduls an das Gateway Modul mit dem Inhalt des nächsten zu bearbeitenden Pixels. [nxa] 0x0E</text:p>
        </text:list-item>
        <text:list-item>
          <text:p text:style-name="P32">[end] 0x0F</text:p>
        </text:list-item>
      </text:list>
      <text:p text:style-name="P15">Da nicht sichergestellt werden kann, dass das Paket empfangen wird [Buffer des Empfängers ist voll], müssen wir hier mit einer Empfangsbestätigung arbeiten. Die Empfangsbestätigung muss über eine eindeutige Identifikation verfügen, da sonst nicht zugeordnet werden kann, welches Acknowledge welchem Paket zugeordnet werden kann. Auf die empfangsbrestätigung selber wird keine neue Empfangsbestätigung gesendet.</text:p>
      <text:p text:style-name="P15">Die ID ist ein HASH-Wert, der aus OPCODE, SENDER und RECEIVER gebildet wird. Empfangsbestätigungen werden immer mit dem gleichen HASH-Wert gesendet, wie die Pakete die empfangen wurden. </text:p>
      <text:h text:style-name="P38" text:outline-level="1">pgm.cpp &amp; pgm.h</text:h>
      <text:p text:style-name="P23">Wir hatten Probleme, pgm mit MinGW zu kompilieren. Ansonsten haben wir zu der Klasse, da sie vorgegeben ist, nichts anzumerken.</text:p>
      <text:h text:style-name="P38" text:outline-level="1">ram.cpp &amp; ram.h</text:h>
      <text:p text:style-name="P16">Erbt von module.cpp</text:p>
      <text:p text:style-name="P16">Das RAM-Modul stellt den lokalen Speicher des NOC dar, in dem das Originalbild bzw. das Zielbild abgelegt wird. Zusätzlich verfügt die Klasse über Methoden zum einlesen und schreiben von PGM-Dateien.</text:p>
      <text:p text:style-name="P16">Für das einlesen und auch später das schreiben des Bildes von/in eine PGM-Datei ist die aus der Aufgabenstellung vorgegegene Klasse pgm.cpp vorhanden. Die Methoden read und write der Klasse pgm.cpp verwenden die variablen [xpos,ypos] sowie die Pfadangaben für das Quell- bzw. Zielbild [INFILE,OUTFILE]. Die Farbgebung des Pixels basiert auf einem Zahlenwert der in dieser Aufgabe einen Wert zwischen 0 und 255 annehmen kann [COLOR_DEPTH]. Die Methode writePixel() stellt sicher, dass von dieser Farbtiefe nicht abgewichen werden kann. Mit dieser Methode schreibt man Die Methoden readPGM und writePGM greifen auf die Methoden der Klasse pgm.h zu und speichern arbeiten jeweils mit den lokalen Vektoren in_image[][] und out_image[][]. In diesen beiden Vektoren des Typs unsigned char werden die einzelnen Pixel gespeichert.</text:p>
      <text:p text:style-name="P16">Ein weiter Vektor des Typs Bool, speichert, ob der betreffende Pixel sich bereits im Zielbild befindet. Somit kann über diesen Vektor abgefragt werden, welcher Pixel als nächstes berechnet werden muss. </text:p>
      <text:h text:style-name="P38" text:outline-level="1">router.cpp &amp; router.h</text:h>
      <text:p text:style-name="P22">Ein Router stellt die grundsätzliche Kommunikationsfähigkeit des NOC bereit.</text:p>
      <text:p text:style-name="P22"><text:soft-page-break/>Er kann: 1. Pakete von anderen Routern oder seinem verbundenen Modul empfangen [receive] und im Empfangsbuffer zwischenspeichern. <text:s text:c="3"/>Es werden immer alle ankommenden Pakete im Empfangsbuffer gespeichert. <text:s text:c="3"/>Falls mehrere Pakete auf verschiedenen Leitungen ankommen, wird das Paket zuerst in den Buffer gespeichert, <text:s text:c="3"/>das an der Leitung liegt die zuerst abgefragt wird [i_buffer]. 1.1 Leere Pakete haben den Opcode 0x00 2. Die Pakete aus dem Empfangsbuffer den verschiedenen SendeBuffern (für jede Leitung ein Buffer, kleiner als <text:s text:c="3"/>EmpfangsBuffer) zuordnen. 3. Pakete auf Grundlage der eigenen Routing-Tabelle aus den Sendebuffern [ox_buffer[ (x für Ident der Leitung) <text:s text:c="3"/>auf mehreren Sendeleitungen auf die steigende Taktflanke gleichzeitig zustellen [send].</text:p>
      <text:p text:style-name="P22">Dabei liest der Router nur die Empfangsadresse aus und führt auf dieser Grundlage anhand der Routing Tablle eine Operation aus. Er sendet selbst keine Empfangsbestätigung. Dies ist den betreffenden Modulen überlassen. Es handelt sich sozusagen um ein passives 'Gerät', das nur empfangen, zwischenspeichern und senden kann.</text:p>
      <text:p text:style-name="P22">Die Adressierung der einzelnen Router-Knoten ergibt sich aus den Array Positionen, daraus ergibt sich auch, welches Modul durch den jeweiligen Router-Knoten erzeugt wird.</text:p>
      <text:p text:style-name="P34">RAM######CP#######CP#######CP#######CP#######CP#######CP#######CP###### ([0][0]) ([0][1]) ([0][2]) ([0][3]) ([0][4]) ([0][5]) ([0][6]) ([0][7]) CP#######CP#######CASH#####CP#######CP#######CASH#####CP#######CP###### ([1][0]) ([1][1]) ([1][2]) ([1][3]) ([1][4]) ([1][5]) ([1][6]) ([1][7]) CP#######CP#######CP#######CP#######CP#######CP#######CP#######CP###### ([2][0]) ([2][1]) ([2][2]) ([2][3]) ([2][4]) ([2][5]) ([2][6]) ([2][7]) CP#######CP#######CASH#####CP#######CP#######CASH#####CP#######CP###### ([3][0]) ([3][1]) ([3][2]) ([3][3]) ([3][4]) ([3][5]) ([3][6]) ([3][7]) CP#######CP#######CP#######CP#######CP#######CP#######CP#######CP###### ([4][0]) ([4][1]) ([4][2]) ([4][3]) ([4][4]) ([4][5]) ([4][6]) ([4][7]) CP#######CP#######CASH#####CP#######CP#######CASH#####CP#######CP###### ([5][0]) ([5][1]) ([5][2]) ([5][3]) ([5][4]) ([5][5]) ([5][6]) ([5][7]) CP#######CP#######CP#######CP#######CP#######CP#######CP#######CP###### ([6][0]) ([6][1]) ([6][2]) ([6][3]) ([6][4]) ([6][5]) ([6][6]) ([6][7]) CP#######CP#######CASH#####CP#######CP#######CASH#####CP#######GATEWAY# ([7][0]) ([7][1]) ([7][2]) ([7][3]) ([7][4]) ([7][5]) ([7][6]) ([7][7])</text:p>
      <text:p text:style-name="P22">Der Gateway wurde als letztes Element im Array gewählt, weil er den Compute-Modulen mit geringem Index zuerst ihre Aufgaben zuweist und diese anschließend mit dem fetchen der Bildinformationen aus dem Cash beschäftigt sind und somit Aufträge eventuell nicht direkt weiterleiten könnten. Auf dieser Basis wurde auch der RAM positioniert, da die Compute-Elemente, die bereits ihren Auftrag haben ihre Informationen aus den nächsten Cache beziehen.</text:p>
      <text:p text:style-name="P22">Die schönste Möglichkeit, wäre es den RAM direkt in der Mitte der Matrix zu platzieren, dies ist allerdings durch die Aufgabenstellung untersagt.</text:p>
      <text:p text:style-name="P22">Der eingesetzte Routing-Algorithmus verteilt die Pakete dabei auf Grundlage ihm bekannten Routing-Tabelle (der kürztmöglichste Weg zum Ziel) in den entsprechenden SendeBuffer.</text:p>
      <text:p text:style-name="P22">Wenn die Empfangsadresse des Paketes im Empfangsbuffer mit der eigenen Adresse übereinstimmt, muss das Paket an das Verbundene Modul gesendet werden.</text:p>
      <text:p text:style-name="P22">Die Verbundenen Module werden entsprechen der oberen Matrix hier im Konstruktor der Klasse erzeugt. </text:p>
      <text:p text:style-name="P22"/>
      <text:p text:style-name="P22"/>
      <text:p text:style-name="P22"/>
      <text:h text:style-name="Heading_20_3" text:outline-level="3"><text:soft-page-break/>Auswirkung der gewählten Matrix aufs Bild</text:h>
      <text:p text:style-name="P35">Da es Probleme bei unserem Bildverarbeitungsalgorithmus gibt, konnten wir das Ergebnis nicht selbst betrachten. Daher stellen wir nun unsere Vermutungen dar, wie sich das Bild abhängig vom gewählten Algorithmus ändert.</text:p>
      <text:p text:style-name="P35">M1 dürfte die Gesamthelligkeit des Bildes kaum verändern, da die positiven und negativen Helligkeitsfaktoren aller betrachteten Pixel im Gleichgewicht stehen (1*-4, 4*1). Das Bild dürfte verschwommen werden, aber weder erheblich heller oder dunkler werden.</text:p>
      <text:p text:style-name="P35">M2 hingegen dürfte die Gesamthelligkeit des Bildes erhöhen, da der zentrale Matrix-Faktor 5 über die 4 umliegenden Matrixfaktoren -1 überwiegt. Es ist damit zu rechnen, dass viele Pixel den Grenzwert von 255 erreichen werden und somit das Bild an Qualität verlieren dürf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Batang" style:font-size-asian="10.5pt" style:language-asian="ko" style:country-asian="KR"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f8f44" officeooo:paragraph-rsid="007f8f44"/>
    </style:style>
    <style:style style:name="MP2" style:family="paragraph" style:parent-style-name="Footer">
      <style:paragraph-properties fo:background-color="transparent">
        <style:background-image/>
      </style:paragraph-properties>
      <style:text-properties officeooo:rsid="007f8f44" officeooo:paragraph-rsid="007f8f44"/>
    </style:style>
    <style:style style:name="MP3" style:family="paragraph" style:parent-style-name="Header">
      <style:text-properties fo:language="de" fo:country="DE"/>
    </style:style>
    <style:style style:name="MP4" style:family="paragraph" style:parent-style-name="Footer">
      <style:paragraph-properties fo:text-align="end" style:justify-single-word="false"/>
      <style:text-properties fo:language="de" fo:country="DE"/>
    </style:style>
    <style:style style:name="MT1" style:family="text">
      <style:text-properties fo:background-color="transparent" loext:char-shading-value="0"/>
    </style:style>
    <style:style style:name="MT2" style:family="text">
      <style:text-properties officeooo:rsid="008d5d1f"/>
    </style:style>
    <style:style style:name="MT3" style:family="text">
      <style:text-properties officeooo:rsid="0011438e"/>
    </style:style>
    <style:style style:name="MT4" style:family="text">
      <style:text-properties officeooo:rsid="00169f6b"/>
    </style:style>
    <style:style style:name="MT5" style:family="text">
      <style:text-properties officeooo:rsid="001e9cc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Stefan Fuhrmann, Steffen Christiansen, Daniel Tauritis<text:tab/><text:span text:style-name="MT1"><text:date style:data-style-name="N37" text:date-value="2016-01-14T00:32:43.904000166">14.01.16</text:date></text:span></text:p>
      </style:header>
      <style:footer>
        <text:p text:style-name="MP2">R<text:span text:style-name="MT2">A</text:span>uES [Rechnerarchitektur und Embedded Systems] Übung 4<text:tab/> Seite <text:page-number text:select-page="current">6</text:page-number>/<text:page-count>9</text:page-count></text:p>
      </style:footer>
    </style:master-page>
    <style:master-page style:name="Index" style:page-layout-name="Mpm2">
      <style:header>
        <text:p text:style-name="MP3"><text:span text:style-name="MT3">Gruppe 1</text:span><text:tab/><text:span text:style-name="MT3">RAuES</text:span> – <text:span text:style-name="MT3">Abgabe zu Übungsblatt 3</text:span><text:tab/><text:span text:style-name="MT4">03.12.2015</text:span></text:p>
      </style:header>
      <style:footer>
        <text:p text:style-name="MP4"><text:span text:style-name="MT5">Seite </text:span><text:page-number text:select-page="current">0</text:page-number>/<text:page-count>9</text:page-count></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0H20M5S</meta:editing-duration>
    <meta:editing-cycles>169</meta:editing-cycles>
    <meta:generator>LibreOffice/4.2.1.1$Windows_x86 LibreOffice_project/d7dbbd7842e6a58b0f521599204e827654e1fb8b</meta:generator>
    <dc:date>2016-01-14T00:32:43.884000000</dc:date>
    <meta:print-date>2014-04-02T00:53:40.17</meta:print-date>
    <meta:document-statistic meta:table-count="1" meta:image-count="0" meta:object-count="0" meta:page-count="9" meta:paragraph-count="137" meta:word-count="2811" meta:character-count="20384" meta:non-whitespace-character-count="17626"/>
    <meta:user-defined meta:name="Info 1"/>
    <meta:user-defined meta:name="Info 2"/>
    <meta:user-defined meta:name="Info 3"/>
    <meta:user-defined meta:name="Info 4"/>
  </office:meta>
</office:document-meta>
</file>